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automatic-styles>
    <style:style style:name="P1" style:family="paragraph" style:parent-style-name="Header">
      <style:text-properties officeooo:paragraph-rsid="00232ec2"/>
    </style:style>
    <style:style style:name="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3" style:family="paragraph" style:parent-style-name="Header">
      <style:paragraph-properties fo:text-align="end" style:justify-single-word="false"/>
      <style:text-properties officeooo:paragraph-rsid="00232ec2"/>
    </style:style>
    <style:style style:name="P4" style:family="paragraph" style:parent-style-name="Heading_20_2">
      <style:paragraph-properties fo:text-align="justify" style:justify-single-word="false"/>
    </style:style>
    <style:style style:name="P5" style:family="paragraph" style:parent-style-name="Standard">
      <style:paragraph-properties fo:margin-top="0in" fo:margin-bottom="0in" style:contextual-spacing="false" fo:line-height="100%"/>
      <style:text-properties style:font-name-complex="Times New Roman1" style:font-size-complex="12pt"/>
    </style:style>
    <style:style style:name="P6" style:family="paragraph" style:parent-style-name="Standard">
      <style:paragraph-properties fo:margin-top="0in" fo:margin-bottom="0in" style:contextual-spacing="false" fo:line-height="100%"/>
      <style:text-properties officeooo:paragraph-rsid="01c7abc7" style:font-name-complex="Times New Roman1" style:font-size-complex="12pt"/>
    </style:style>
    <style:style style:name="P7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 style:font-name-complex="Times New Roman1" style:font-size-complex="12pt"/>
    </style:style>
    <style:style style:name="P8" style:family="paragraph" style:parent-style-name="Standard">
      <style:paragraph-properties fo:margin-top="0in" fo:margin-bottom="0in" style:contextual-spacing="false" fo:line-height="100%"/>
    </style:style>
    <style:style style:name="P9" style:family="paragraph" style:parent-style-name="Standard">
      <style:paragraph-properties fo:margin-top="0in" fo:margin-bottom="0in" style:contextual-spacing="false" fo:line-height="100%"/>
      <style:text-properties officeooo:paragraph-rsid="019ca9fd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officeooo:paragraph-rsid="01a55361"/>
    </style:style>
    <style:style style:name="P11" style:family="paragraph" style:parent-style-name="Standard">
      <style:paragraph-properties fo:margin-top="0in" fo:margin-bottom="0in" style:contextual-spacing="false" fo:line-height="100%"/>
      <style:text-properties officeooo:paragraph-rsid="01c261d7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officeooo:paragraph-rsid="01c7abc7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officeooo:paragraph-rsid="01c854a0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font-style="italic" style:font-style-asian="italic" style:font-name-complex="Times New Roman1" style:font-size-complex="12pt" style:font-style-complex="italic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fo:font-style="italic" officeooo:rsid="01b48c9c" officeooo:paragraph-rsid="01b48c9c" style:font-style-asian="italic" style:font-name-complex="Times New Roman1" style:font-size-complex="12pt" style:font-style-complex="italic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font-weight="bold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margin-top="0in" fo:margin-bottom="0in" style:contextual-spacing="false" fo:line-height="100%" fo:break-before="page"/>
      <style:text-properties fo:font-weight="bold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style:font-name="Transliteration1" style:font-name-complex="Times New Roman1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c3673a" style:font-name-complex="Times New Roman1" style:font-size-complex="12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c5b85c" style:font-name-complex="Times New Roman1" style:font-size-complex="12pt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5b85c" officeooo:paragraph-rsid="01e9dda9" style:font-name-complex="Times New Roman1" style:font-size-complex="12pt"/>
    </style:style>
    <style:style style:name="P22" style:family="paragraph" style:parent-style-name="Standard">
      <style:paragraph-properties fo:margin-top="0in" fo:margin-bottom="0in" style:contextual-spacing="false" fo:line-height="100%"/>
      <style:text-properties officeooo:rsid="01a7f0ad" officeooo:paragraph-rsid="01a7f0ad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font-style="normal" officeooo:rsid="019cf784" officeooo:paragraph-rsid="019ca9fd" style:font-style-asian="normal" style:font-name-complex="Times New Roman1" style:font-size-complex="12pt" style:font-style-complex="normal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font-style="normal" officeooo:rsid="019fff59" officeooo:paragraph-rsid="019fff59" style:font-style-asian="normal" style:font-name-complex="Times New Roman1" style:font-size-complex="12pt" style:font-style-complex="normal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9fff59" style:font-style-asian="normal" style:font-name-complex="Times New Roman1" style:font-size-complex="12pt" style:font-style-complex="normal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officeooo:rsid="01b48c9c" officeooo:paragraph-rsid="01b4f3c6"/>
    </style:style>
    <style:style style:name="P27" style:family="paragraph" style:parent-style-name="Footnote">
      <style:text-properties officeooo:rsid="0203bf40" officeooo:paragraph-rsid="0203bf40"/>
    </style:style>
    <style:style style:name="P28" style:family="paragraph" style:parent-style-name="Footnote">
      <style:text-properties officeooo:rsid="020418e5" officeooo:paragraph-rsid="020418e5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e8284"/>
    </style:style>
    <style:style style:name="P31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/>
    </style:style>
    <style:style style:name="P32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c3673a"/>
    </style:style>
    <style:style style:name="P33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04563"/>
    </style:style>
    <style:style style:name="P34" style:family="paragraph" style:parent-style-name="Standard">
      <style:paragraph-properties fo:margin-top="0in" fo:margin-bottom="0in" style:contextual-spacing="false" fo:line-height="100%"/>
      <style:text-properties officeooo:rsid="01c3673a" officeooo:paragraph-rsid="01d2748f"/>
    </style:style>
    <style:style style:name="P35" style:family="paragraph" style:parent-style-name="Standard">
      <style:paragraph-properties fo:margin-top="0in" fo:margin-bottom="0in" style:contextual-spacing="false" fo:line-height="100%"/>
      <style:text-properties officeooo:rsid="01c4d4c4" officeooo:paragraph-rsid="01c4d4c4"/>
    </style:style>
    <style:style style:name="P36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9fff59"/>
    </style:style>
    <style:style style:name="P37" style:family="paragraph" style:parent-style-name="Standard">
      <style:paragraph-properties fo:margin-top="0in" fo:margin-bottom="0in" style:contextual-spacing="false" fo:line-height="100%"/>
      <style:text-properties officeooo:rsid="01c854a0" officeooo:paragraph-rsid="01c972dc"/>
    </style:style>
    <style:style style:name="P38" style:family="paragraph" style:parent-style-name="Standard">
      <style:paragraph-properties fo:margin-top="0in" fo:margin-bottom="0in" style:contextual-spacing="false" fo:line-height="100%"/>
      <style:text-properties officeooo:rsid="01db2508" officeooo:paragraph-rsid="01db2508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officeooo:rsid="01e0946c" officeooo:paragraph-rsid="01e0946c"/>
    </style:style>
    <style:style style:name="P40" style:family="paragraph" style:parent-style-name="Standard">
      <style:paragraph-properties fo:margin-top="0in" fo:margin-bottom="0in" style:contextual-spacing="false" fo:line-height="100%"/>
      <style:text-properties officeooo:rsid="01e3e1e7" officeooo:paragraph-rsid="01e9dda9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9dda9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officeooo:rsid="01e9dda9" officeooo:paragraph-rsid="01ef44e0"/>
    </style:style>
    <style:style style:name="P43" style:family="paragraph" style:parent-style-name="Standard">
      <style:paragraph-properties fo:margin-top="0in" fo:margin-bottom="0in" style:contextual-spacing="false" fo:line-height="100%"/>
      <style:text-properties fo:font-weight="normal" officeooo:rsid="01f1d686" officeooo:paragraph-rsid="01fe77c8" style:font-weight-asian="normal" style:font-weight-complex="normal"/>
    </style:style>
    <style:style style:name="P44" style:family="paragraph" style:parent-style-name="Standard">
      <style:paragraph-properties fo:margin-top="0in" fo:margin-bottom="0in" style:contextual-spacing="false" fo:line-height="100%"/>
      <style:text-properties fo:font-weight="normal" officeooo:rsid="01fe2848" officeooo:paragraph-rsid="01fe2848" style:font-weight-asian="normal" style:font-weight-complex="normal"/>
    </style:style>
    <style:style style:name="P4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1d686" officeooo:paragraph-rsid="01f1d686" style:font-weight-asian="normal" style:font-weight-complex="normal"/>
    </style:style>
    <style:style style:name="P4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2f136" officeooo:paragraph-rsid="01f2f136" style:font-weight-asian="normal" style:font-weight-complex="normal"/>
    </style:style>
    <style:style style:name="P47" style:family="paragraph" style:parent-style-name="Heading_20_1" style:master-page-name="First_20_Page">
      <style:paragraph-properties style:page-number="auto"/>
    </style:style>
    <style:style style:name="P48" style:family="paragraph" style:parent-style-name="Standard">
      <style:paragraph-properties fo:margin-top="0in" fo:margin-bottom="0in" style:contextual-spacing="false" fo:line-height="100%"/>
      <style:text-properties fo:font-style="normal" officeooo:rsid="01b186c7" officeooo:paragraph-rsid="019fff59" style:font-style-asian="normal" style:font-name-complex="Times New Roman1" style:font-size-complex="12pt" style:font-style-complex="normal"/>
    </style:style>
    <style:style style:name="P49" style:family="paragraph" style:parent-style-name="Standard">
      <style:paragraph-properties fo:margin-top="0in" fo:margin-bottom="0in" style:contextual-spacing="false" fo:line-height="100%"/>
      <style:text-properties fo:font-style="normal" fo:font-weight="bold" officeooo:rsid="01a55361" officeooo:paragraph-rsid="01ef44e0" style:font-style-asian="normal" style:font-weight-asian="bold" style:font-name-complex="Times New Roman1" style:font-size-complex="12pt" style:font-style-complex="normal" style:font-weight-complex="bold"/>
    </style:style>
    <style:style style:name="P50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e9dda9" officeooo:paragraph-rsid="01ef44e0" style:font-style-asian="normal" style:font-weight-asian="normal" style:font-name-complex="Times New Roman1" style:font-size-complex="12pt" style:font-style-complex="normal" style:font-weight-complex="normal"/>
    </style:style>
    <style:style style:name="P51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05479" officeooo:paragraph-rsid="01f05479" style:font-style-asian="normal" style:font-weight-asian="normal" style:font-name-complex="Times New Roman1" style:font-size-complex="12pt" style:font-style-complex="normal" style:font-weight-complex="normal"/>
    </style:style>
    <style:style style:name="P52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1f1d686" style:font-style-asian="normal" style:font-weight-asian="normal" style:font-name-complex="Times New Roman1" style:font-size-complex="12pt" style:font-style-complex="normal" style:font-weight-complex="normal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1d686" officeooo:paragraph-rsid="021bc77b" style:font-style-asian="normal" style:font-weight-asian="normal" style:font-name-complex="Times New Roman1" style:font-size-complex="12pt" style:font-style-complex="normal" style:font-weight-complex="normal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1ffa615" officeooo:paragraph-rsid="01ff79e8" style:font-style-asian="normal" style:font-weight-asian="normal" style:font-name-complex="Times New Roman1" style:font-size-complex="12pt" style:font-style-complex="normal" style:font-weight-complex="normal"/>
    </style:style>
    <style:style style:name="P55" style:family="paragraph" style:parent-style-name="Standard">
      <style:paragraph-properties fo:margin-top="0in" fo:margin-bottom="0in" style:contextual-spacing="false" fo:line-height="100%"/>
      <style:text-properties fo:font-style="normal" fo:font-weight="normal" officeooo:rsid="0232dd69" officeooo:paragraph-rsid="0232dd69" style:font-style-asian="normal" style:font-weight-asian="normal" style:font-name-complex="Times New Roman1" style:font-size-complex="12pt" style:font-style-complex="normal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00%"/>
      <style:text-properties style:font-name="Transliteration1" officeooo:rsid="01bb6611" officeooo:paragraph-rsid="01c261d7" style:font-name-complex="Times New Roman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854a0" officeooo:paragraph-rsid="01c854a0" style:font-name-complex="Times New Roman1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bb55b" officeooo:paragraph-rsid="01c3673a" style:font-name-complex="Times New Roman1" style:font-size-complex="12pt"/>
    </style:style>
    <style:style style:name="P59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d2748f" style:font-name-complex="Times New Roman1" style:font-size-complex="12pt"/>
    </style:style>
    <style:style style:name="P60" style:family="paragraph" style:parent-style-name="Standard">
      <style:paragraph-properties fo:margin-top="0in" fo:margin-bottom="0in" style:contextual-spacing="false" fo:line-height="100%"/>
      <style:text-properties style:font-name="Transliteration1" officeooo:rsid="01c3673a" officeooo:paragraph-rsid="01c3673a" style:font-name-complex="Times New Roman1" style:font-size-complex="12pt"/>
    </style:style>
    <style:style style:name="P61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c261d7" style:font-name-complex="Times New Roman1" style:font-size-complex="12pt"/>
    </style:style>
    <style:style style:name="P62" style:family="paragraph" style:parent-style-name="Standard">
      <style:paragraph-properties fo:margin-top="0in" fo:margin-bottom="0in" style:contextual-spacing="false" fo:line-height="100%"/>
      <style:text-properties officeooo:rsid="01c261d7" officeooo:paragraph-rsid="01d04563" style:font-name-complex="Times New Roman1" style:font-size-complex="12pt"/>
    </style:style>
    <style:style style:name="P63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e8284" style:font-name-complex="Times New Roman1" style:font-size-complex="12pt"/>
    </style:style>
    <style:style style:name="P64" style:family="paragraph" style:parent-style-name="Standard">
      <style:paragraph-properties fo:margin-top="0in" fo:margin-bottom="0in" style:contextual-spacing="false" fo:line-height="100%"/>
      <style:text-properties officeooo:rsid="01c26810" officeooo:paragraph-rsid="01c26810" style:font-name-complex="Times New Roman1" style:font-size-complex="12pt"/>
    </style:style>
    <style:style style:name="P65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1f3155d" officeooo:paragraph-rsid="01f3155d" style:font-weight-asian="normal" style:font-weight-complex="normal"/>
    </style:style>
    <style:style style:name="P66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05d3b7" officeooo:paragraph-rsid="020f9533" style:font-weight-asian="normal" style:font-weight-complex="normal"/>
    </style:style>
    <style:style style:name="P67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1a2de0" style:font-weight-asian="normal" style:font-weight-complex="normal"/>
    </style:style>
    <style:style style:name="P68" style:family="paragraph" style:parent-style-name="Standard">
      <style:paragraph-properties fo:margin-top="0in" fo:margin-bottom="0in" style:contextual-spacing="false" fo:line-height="100%"/>
      <style:text-properties style:font-name="Transliteration" fo:font-weight="normal" officeooo:rsid="021a2de0" officeooo:paragraph-rsid="02213c42" style:font-weight-asian="normal" style:font-weight-complex="normal"/>
    </style:style>
    <style:style style:name="P69" style:family="paragraph" style:parent-style-name="Standard">
      <style:paragraph-properties fo:margin-top="0in" fo:margin-bottom="0in" style:contextual-spacing="false" fo:line-height="100%"/>
      <style:text-properties fo:font-weight="normal" officeooo:rsid="01fe77c8" officeooo:paragraph-rsid="01ff79e8" style:font-weight-asian="normal" style:font-weight-complex="normal"/>
    </style:style>
    <style:style style:name="P70" style:family="paragraph" style:parent-style-name="Standard">
      <style:paragraph-properties fo:margin-top="0in" fo:margin-bottom="0in" style:contextual-spacing="false" fo:line-height="100%"/>
      <style:text-properties fo:font-weight="normal" officeooo:rsid="020bb4cf" officeooo:paragraph-rsid="020bb4cf" style:font-weight-asian="normal" style:font-weight-complex="normal"/>
    </style:style>
    <style:style style:name="P71" style:family="paragraph" style:parent-style-name="Standard">
      <style:paragraph-properties fo:margin-top="0in" fo:margin-bottom="0in" style:contextual-spacing="false" fo:line-height="100%"/>
      <style:text-properties fo:font-weight="normal" officeooo:rsid="02213c42" officeooo:paragraph-rsid="02213c42" style:font-weight-asian="normal" style:font-weight-complex="normal"/>
    </style:style>
    <style:style style:name="P72" style:family="paragraph" style:parent-style-name="Standard">
      <style:paragraph-properties fo:margin-top="0in" fo:margin-bottom="0in" style:contextual-spacing="false" fo:line-height="100%"/>
      <style:text-properties fo:font-weight="normal" officeooo:rsid="0221e33b" officeooo:paragraph-rsid="0221e33b" style:font-weight-asian="normal" style:font-weight-complex="normal"/>
    </style:style>
    <style:style style:name="P73" style:family="paragraph" style:parent-style-name="Standard">
      <style:paragraph-properties fo:margin-top="0in" fo:margin-bottom="0in" style:contextual-spacing="false" fo:line-height="100%"/>
      <style:text-properties fo:font-weight="normal" officeooo:rsid="022f394e" officeooo:paragraph-rsid="022f394e" style:font-weight-asian="normal" style:font-weight-complex="normal"/>
    </style:style>
    <style:style style:name="P74" style:family="paragraph" style:parent-style-name="Standard">
      <style:paragraph-properties fo:margin-top="0in" fo:margin-bottom="0in" style:contextual-spacing="false" fo:line-height="100%"/>
      <style:text-properties officeooo:rsid="019fff59" officeooo:paragraph-rsid="01c7abc7"/>
    </style:style>
    <style:style style:name="P75" style:family="paragraph" style:parent-style-name="Standard">
      <style:paragraph-properties fo:margin-top="0in" fo:margin-bottom="0in" style:contextual-spacing="false" fo:line-height="100%"/>
      <style:text-properties officeooo:rsid="021771c9" officeooo:paragraph-rsid="021771c9"/>
    </style:style>
    <style:style style:name="P76" style:family="paragraph" style:parent-style-name="Standard">
      <style:paragraph-properties fo:margin-top="0in" fo:margin-bottom="0in" style:contextual-spacing="false" fo:line-height="100%"/>
      <style:text-properties fo:font-weight="bold" officeooo:rsid="02213c42" officeooo:paragraph-rsid="02213c42" style:font-weight-asian="bold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officeooo:rsid="00232ec2" style:font-size-asian="10pt" style:font-name-complex="Arial1" style:font-size-complex="10pt"/>
    </style:style>
    <style:style style:name="T3" style:family="text">
      <style:text-properties style:font-name-complex="Times New Roman1" style:font-size-complex="12pt"/>
    </style:style>
    <style:style style:name="T4" style:family="text">
      <style:text-properties officeooo:rsid="019ca9fd" style:font-name-complex="Times New Roman1" style:font-size-complex="12pt"/>
    </style:style>
    <style:style style:name="T5" style:family="text">
      <style:text-properties officeooo:rsid="019cf784" style:font-name-complex="Times New Roman1" style:font-size-complex="12pt"/>
    </style:style>
    <style:style style:name="T6" style:family="text">
      <style:text-properties officeooo:rsid="019e3d05" style:font-name-complex="Times New Roman1" style:font-size-complex="12pt"/>
    </style:style>
    <style:style style:name="T7" style:family="text">
      <style:text-properties officeooo:rsid="01a088d6" style:font-name-complex="Times New Roman1" style:font-size-complex="12pt"/>
    </style:style>
    <style:style style:name="T8" style:family="text">
      <style:text-properties officeooo:rsid="01a398f9" style:font-name-complex="Times New Roman1" style:font-size-complex="12pt"/>
    </style:style>
    <style:style style:name="T9" style:family="text">
      <style:text-properties officeooo:rsid="01a51333" style:font-name-complex="Times New Roman1" style:font-size-complex="12pt"/>
    </style:style>
    <style:style style:name="T10" style:family="text">
      <style:text-properties officeooo:rsid="01aad25c" style:font-name-complex="Times New Roman1" style:font-size-complex="12pt"/>
    </style:style>
    <style:style style:name="T11" style:family="text">
      <style:text-properties officeooo:rsid="01af8865" style:font-name-complex="Times New Roman1" style:font-size-complex="12pt"/>
    </style:style>
    <style:style style:name="T12" style:family="text">
      <style:text-properties officeooo:rsid="01bb9526" style:font-name-complex="Times New Roman1" style:font-size-complex="12pt"/>
    </style:style>
    <style:style style:name="T13" style:family="text">
      <style:text-properties officeooo:rsid="01bd9025" style:font-name-complex="Times New Roman1" style:font-size-complex="12pt"/>
    </style:style>
    <style:style style:name="T14" style:family="text">
      <style:text-properties officeooo:rsid="01bf10ab" style:font-name-complex="Times New Roman1" style:font-size-complex="12pt"/>
    </style:style>
    <style:style style:name="T15" style:family="text">
      <style:text-properties officeooo:rsid="01c199d9" style:font-name-complex="Times New Roman1" style:font-size-complex="12pt"/>
    </style:style>
    <style:style style:name="T16" style:family="text">
      <style:text-properties officeooo:rsid="01c261d7" style:font-name-complex="Times New Roman1" style:font-size-complex="12pt"/>
    </style:style>
    <style:style style:name="T17" style:family="text">
      <style:text-properties officeooo:rsid="01c26810" style:font-name-complex="Times New Roman1" style:font-size-complex="12pt"/>
    </style:style>
    <style:style style:name="T18" style:family="text">
      <style:text-properties officeooo:rsid="01c4d4c4" style:font-name-complex="Times New Roman1" style:font-size-complex="12pt"/>
    </style:style>
    <style:style style:name="T19" style:family="text">
      <style:text-properties officeooo:rsid="01c972dc" style:font-name-complex="Times New Roman1" style:font-size-complex="12pt"/>
    </style:style>
    <style:style style:name="T20" style:family="text">
      <style:text-properties officeooo:rsid="01cad4a6" style:font-name-complex="Times New Roman1" style:font-size-complex="12pt"/>
    </style:style>
    <style:style style:name="T21" style:family="text">
      <style:text-properties officeooo:rsid="01ce2d0b" style:font-name-complex="Times New Roman1" style:font-size-complex="12pt"/>
    </style:style>
    <style:style style:name="T22" style:family="text">
      <style:text-properties officeooo:rsid="01d02338" style:font-name-complex="Times New Roman1" style:font-size-complex="12pt"/>
    </style:style>
    <style:style style:name="T23" style:family="text">
      <style:text-properties officeooo:rsid="01d04563" style:font-name-complex="Times New Roman1" style:font-size-complex="12pt"/>
    </style:style>
    <style:style style:name="T24" style:family="text">
      <style:text-properties officeooo:rsid="01d35e4c" style:font-name-complex="Times New Roman1" style:font-size-complex="12pt"/>
    </style:style>
    <style:style style:name="T25" style:family="text">
      <style:text-properties officeooo:rsid="01d77a9b" style:font-name-complex="Times New Roman1" style:font-size-complex="12pt"/>
    </style:style>
    <style:style style:name="T26" style:family="text">
      <style:text-properties officeooo:rsid="01d89107" style:font-name-complex="Times New Roman1" style:font-size-complex="12pt"/>
    </style:style>
    <style:style style:name="T27" style:family="text">
      <style:text-properties officeooo:rsid="01d99096" style:font-name-complex="Times New Roman1" style:font-size-complex="12pt"/>
    </style:style>
    <style:style style:name="T28" style:family="text">
      <style:text-properties officeooo:rsid="01db2508" style:font-name-complex="Times New Roman1" style:font-size-complex="12pt"/>
    </style:style>
    <style:style style:name="T29" style:family="text">
      <style:text-properties officeooo:rsid="01de14a5" style:font-name-complex="Times New Roman1" style:font-size-complex="12pt"/>
    </style:style>
    <style:style style:name="T30" style:family="text">
      <style:text-properties officeooo:rsid="01df020f" style:font-name-complex="Times New Roman1" style:font-size-complex="12pt"/>
    </style:style>
    <style:style style:name="T31" style:family="text">
      <style:text-properties officeooo:rsid="01e0946c" style:font-name-complex="Times New Roman1" style:font-size-complex="12pt"/>
    </style:style>
    <style:style style:name="T32" style:family="text">
      <style:text-properties officeooo:rsid="01e0dc23" style:font-name-complex="Times New Roman1" style:font-size-complex="12pt"/>
    </style:style>
    <style:style style:name="T33" style:family="text">
      <style:text-properties officeooo:rsid="01e17e96" style:font-name-complex="Times New Roman1" style:font-size-complex="12pt"/>
    </style:style>
    <style:style style:name="T34" style:family="text">
      <style:text-properties officeooo:rsid="01e4cfcf" style:font-name-complex="Times New Roman1" style:font-size-complex="12pt"/>
    </style:style>
    <style:style style:name="T35" style:family="text">
      <style:text-properties officeooo:rsid="01e5305c" style:font-name-complex="Times New Roman1" style:font-size-complex="12pt"/>
    </style:style>
    <style:style style:name="T36" style:family="text">
      <style:text-properties officeooo:rsid="01e6e7fb" style:font-name-complex="Times New Roman1" style:font-size-complex="12pt"/>
    </style:style>
    <style:style style:name="T37" style:family="text">
      <style:text-properties officeooo:rsid="01e8d8ca" style:font-name-complex="Times New Roman1" style:font-size-complex="12pt"/>
    </style:style>
    <style:style style:name="T38" style:family="text">
      <style:text-properties officeooo:rsid="01fa8789" style:font-name-complex="Times New Roman1" style:font-size-complex="12pt"/>
    </style:style>
    <style:style style:name="T39" style:family="text">
      <style:text-properties officeooo:rsid="01fc3525" style:font-name-complex="Times New Roman1" style:font-size-complex="12pt"/>
    </style:style>
    <style:style style:name="T40" style:family="text">
      <style:text-properties fo:font-style="italic" style:font-style-asian="italic" style:font-name-complex="Times New Roman1" style:font-size-complex="12pt" style:font-style-complex="italic"/>
    </style:style>
    <style:style style:name="T41" style:family="text">
      <style:text-properties fo:font-style="italic" officeooo:rsid="019cf784" style:font-style-asian="italic" style:font-name-complex="Times New Roman1" style:font-size-complex="12pt" style:font-style-complex="italic"/>
    </style:style>
    <style:style style:name="T42" style:family="text">
      <style:text-properties fo:font-style="italic" officeooo:rsid="01b4caa9" style:font-style-asian="italic" style:font-name-complex="Times New Roman1" style:font-size-complex="12pt" style:font-style-complex="italic"/>
    </style:style>
    <style:style style:name="T43" style:family="text">
      <style:text-properties fo:font-style="italic" officeooo:rsid="01b186c7" style:font-style-asian="italic" style:font-name-complex="Times New Roman1" style:font-size-complex="12pt" style:font-style-complex="italic"/>
    </style:style>
    <style:style style:name="T44" style:family="text">
      <style:text-properties fo:font-style="italic" officeooo:rsid="01d89107" style:font-style-asian="italic" style:font-name-complex="Times New Roman1" style:font-size-complex="12pt" style:font-style-complex="italic"/>
    </style:style>
    <style:style style:name="T45" style:family="text">
      <style:text-properties fo:font-style="italic" officeooo:rsid="02150457" style:font-style-asian="italic" style:font-name-complex="Times New Roman1" style:font-size-complex="12pt" style:font-style-complex="italic"/>
    </style:style>
    <style:style style:name="T46" style:family="text">
      <style:text-properties fo:font-weight="bold" style:font-weight-asian="bold" style:font-name-complex="Times New Roman1" style:font-size-complex="12pt" style:font-weight-complex="bold"/>
    </style:style>
    <style:style style:name="T47" style:family="text">
      <style:text-properties fo:font-weight="bold" officeooo:rsid="01aed673" style:font-weight-asian="bold" style:font-name-complex="Times New Roman1" style:font-size-complex="12pt" style:font-weight-complex="bold"/>
    </style:style>
    <style:style style:name="T48" style:family="text">
      <style:text-properties fo:font-weight="bold" officeooo:rsid="01e0946c" style:font-weight-asian="bold" style:font-name-complex="Times New Roman1" style:font-size-complex="12pt" style:font-weight-complex="bold"/>
    </style:style>
    <style:style style:name="T49" style:family="text">
      <style:text-properties fo:font-weight="bold" officeooo:rsid="01e0dc23" style:font-weight-asian="bold" style:font-name-complex="Times New Roman1" style:font-size-complex="12pt" style:font-weight-complex="bold"/>
    </style:style>
    <style:style style:name="T50" style:family="text">
      <style:text-properties fo:font-weight="bold" officeooo:rsid="01de14a5" style:font-weight-asian="bold" style:font-weight-complex="bold"/>
    </style:style>
    <style:style style:name="T51" style:family="text">
      <style:text-properties style:font-name="Transliteration1" style:font-name-complex="Times New Roman1" style:font-size-complex="12pt"/>
    </style:style>
    <style:style style:name="T52" style:family="text">
      <style:text-properties style:font-name="Transliteration1" officeooo:rsid="01af8865" style:font-name-complex="Times New Roman1" style:font-size-complex="12pt"/>
    </style:style>
    <style:style style:name="T53" style:family="text">
      <style:text-properties style:font-name="Transliteration1" officeooo:rsid="01b6a868" style:font-name-complex="Times New Roman1" style:font-size-complex="12pt"/>
    </style:style>
    <style:style style:name="T54" style:family="text">
      <style:text-properties style:font-name="Transliteration1" officeooo:rsid="01b824db" style:font-name-complex="Times New Roman1" style:font-size-complex="12pt"/>
    </style:style>
    <style:style style:name="T55" style:family="text">
      <style:text-properties style:font-name="Transliteration1" officeooo:rsid="01b903ad" style:font-name-complex="Times New Roman1" style:font-size-complex="12pt"/>
    </style:style>
    <style:style style:name="T56" style:family="text">
      <style:text-properties style:font-name="Transliteration1" officeooo:rsid="01b9d1b8" style:font-name-complex="Times New Roman1" style:font-size-complex="12pt"/>
    </style:style>
    <style:style style:name="T57" style:family="text">
      <style:text-properties style:font-name="Transliteration1" officeooo:rsid="01ba7b25" style:font-name-complex="Times New Roman1" style:font-size-complex="12pt"/>
    </style:style>
    <style:style style:name="T58" style:family="text">
      <style:text-properties style:font-name="Transliteration1" officeooo:rsid="01bb6611" style:font-name-complex="Times New Roman1" style:font-size-complex="12pt"/>
    </style:style>
    <style:style style:name="T59" style:family="text">
      <style:text-properties style:font-name="Transliteration1" officeooo:rsid="01bd9025" style:font-name-complex="Times New Roman1" style:font-size-complex="12pt"/>
    </style:style>
    <style:style style:name="T60" style:family="text">
      <style:text-properties style:font-name="Transliteration1" officeooo:rsid="01bf10ab" style:font-name-complex="Times New Roman1" style:font-size-complex="12pt"/>
    </style:style>
    <style:style style:name="T61" style:family="text">
      <style:text-properties style:font-name="Transliteration1" officeooo:rsid="01c261d7" style:font-name-complex="Times New Roman1" style:font-size-complex="12pt"/>
    </style:style>
    <style:style style:name="T62" style:family="text">
      <style:text-properties style:font-name="Transliteration1" officeooo:rsid="01c3673a" style:font-name-complex="Times New Roman1" style:font-size-complex="12pt"/>
    </style:style>
    <style:style style:name="T63" style:family="text">
      <style:text-properties style:font-name="Transliteration1" officeooo:rsid="01c3b4d7" style:font-name-complex="Times New Roman1" style:font-size-complex="12pt"/>
    </style:style>
    <style:style style:name="T64" style:family="text">
      <style:text-properties style:font-name="Transliteration1" officeooo:rsid="01c854a0" style:font-name-complex="Times New Roman1" style:font-size-complex="12pt"/>
    </style:style>
    <style:style style:name="T65" style:family="text">
      <style:text-properties style:font-name="Transliteration1" officeooo:rsid="01c972dc" style:font-name-complex="Times New Roman1" style:font-size-complex="12pt"/>
    </style:style>
    <style:style style:name="T66" style:family="text">
      <style:text-properties style:font-name="Transliteration1" officeooo:rsid="01cad4a6" style:font-name-complex="Times New Roman1" style:font-size-complex="12pt"/>
    </style:style>
    <style:style style:name="T67" style:family="text">
      <style:text-properties style:font-name="Transliteration1" officeooo:rsid="01cbb55b" style:font-name-complex="Times New Roman1" style:font-size-complex="12pt"/>
    </style:style>
    <style:style style:name="T68" style:family="text">
      <style:text-properties style:font-name="Transliteration1" officeooo:rsid="01cc98b2" style:font-name-complex="Times New Roman1" style:font-size-complex="12pt"/>
    </style:style>
    <style:style style:name="T69" style:family="text">
      <style:text-properties style:font-name="Transliteration1" officeooo:rsid="01ce2d0b" style:font-name-complex="Times New Roman1" style:font-size-complex="12pt"/>
    </style:style>
    <style:style style:name="T70" style:family="text">
      <style:text-properties style:font-name="Transliteration1" officeooo:rsid="01d35e4c" style:font-name-complex="Times New Roman1" style:font-size-complex="12pt"/>
    </style:style>
    <style:style style:name="T71" style:family="text">
      <style:text-properties style:font-name="Transliteration1" officeooo:rsid="01d77a9b" style:font-name-complex="Times New Roman1" style:font-size-complex="12pt"/>
    </style:style>
    <style:style style:name="T72" style:family="text">
      <style:text-properties style:font-name="Transliteration1" officeooo:rsid="01de14a5" style:font-name-complex="Times New Roman1" style:font-size-complex="12pt"/>
    </style:style>
    <style:style style:name="T73" style:family="text">
      <style:text-properties style:font-name="Transliteration1" fo:font-weight="bold" style:font-weight-asian="bold" style:font-name-complex="Times New Roman1" style:font-size-complex="12pt" style:font-weight-complex="bold"/>
    </style:style>
    <style:style style:name="T74" style:family="text">
      <style:text-properties style:font-name="Transliteration1" fo:font-weight="bold" officeooo:rsid="01de14a5" style:font-weight-asian="bold" style:font-name-complex="Times New Roman1" style:font-size-complex="12pt" style:font-weight-complex="bold"/>
    </style:style>
    <style:style style:name="T75" style:family="text">
      <style:text-properties fo:font-style="normal" style:font-style-asian="normal" style:font-name-complex="Times New Roman1" style:font-size-complex="12pt" style:font-style-complex="normal"/>
    </style:style>
    <style:style style:name="T76" style:family="text">
      <style:text-properties fo:font-style="normal" officeooo:rsid="019cf784" style:font-style-asian="normal" style:font-name-complex="Times New Roman1" style:font-size-complex="12pt" style:font-style-complex="normal"/>
    </style:style>
    <style:style style:name="T77" style:family="text">
      <style:text-properties fo:font-style="normal" officeooo:rsid="019df45c" style:font-style-asian="normal" style:font-name-complex="Times New Roman1" style:font-size-complex="12pt" style:font-style-complex="normal"/>
    </style:style>
    <style:style style:name="T78" style:family="text">
      <style:text-properties fo:font-style="normal" officeooo:rsid="01a069bf" style:font-style-asian="normal" style:font-name-complex="Times New Roman1" style:font-size-complex="12pt" style:font-style-complex="normal"/>
    </style:style>
    <style:style style:name="T79" style:family="text">
      <style:text-properties fo:font-style="normal" officeooo:rsid="01a55361" style:font-style-asian="normal" style:font-name-complex="Times New Roman1" style:font-size-complex="12pt" style:font-style-complex="normal"/>
    </style:style>
    <style:style style:name="T80" style:family="text">
      <style:text-properties fo:font-style="normal" officeooo:rsid="01b186c7" style:font-style-asian="normal" style:font-name-complex="Times New Roman1" style:font-size-complex="12pt" style:font-style-complex="normal"/>
    </style:style>
    <style:style style:name="T81" style:family="text">
      <style:text-properties fo:font-style="normal" officeooo:rsid="01b48c9c" style:font-style-asian="normal" style:font-name-complex="Times New Roman1" style:font-size-complex="12pt" style:font-style-complex="normal"/>
    </style:style>
    <style:style style:name="T82" style:family="text">
      <style:text-properties fo:font-style="normal" officeooo:rsid="01b4f3c6" style:font-style-asian="normal" style:font-name-complex="Times New Roman1" style:font-size-complex="12pt" style:font-style-complex="normal"/>
    </style:style>
    <style:style style:name="T83" style:family="text">
      <style:text-properties fo:font-style="normal" officeooo:rsid="01bf10ab" style:font-style-asian="normal" style:font-name-complex="Times New Roman1" style:font-size-complex="12pt" style:font-style-complex="normal"/>
    </style:style>
    <style:style style:name="T84" style:family="text">
      <style:text-properties fo:font-style="normal" officeooo:rsid="01eb821a" style:font-style-asian="normal" style:font-name-complex="Times New Roman1" style:font-size-complex="12pt" style:font-style-complex="normal"/>
    </style:style>
    <style:style style:name="T85" style:family="text">
      <style:text-properties fo:font-style="normal" officeooo:rsid="01ed694c" style:font-style-asian="normal" style:font-name-complex="Times New Roman1" style:font-size-complex="12pt" style:font-style-complex="normal"/>
    </style:style>
    <style:style style:name="T86" style:family="text">
      <style:text-properties fo:font-style="normal" officeooo:rsid="01f2f136" style:font-style-asian="normal" style:font-name-complex="Times New Roman1" style:font-size-complex="12pt" style:font-style-complex="normal"/>
    </style:style>
    <style:style style:name="T87" style:family="text">
      <style:text-properties fo:font-style="normal" officeooo:rsid="01f4cf35" style:font-style-asian="normal" style:font-name-complex="Times New Roman1" style:font-size-complex="12pt" style:font-style-complex="normal"/>
    </style:style>
    <style:style style:name="T88" style:family="text">
      <style:text-properties fo:font-style="normal" officeooo:rsid="01f68f8c" style:font-style-asian="normal" style:font-name-complex="Times New Roman1" style:font-size-complex="12pt" style:font-style-complex="normal"/>
    </style:style>
    <style:style style:name="T89" style:family="text">
      <style:text-properties fo:font-style="normal" officeooo:rsid="01f847c5" style:font-style-asian="normal" style:font-name-complex="Times New Roman1" style:font-size-complex="12pt" style:font-style-complex="normal"/>
    </style:style>
    <style:style style:name="T90" style:family="text">
      <style:text-properties fo:font-style="normal" officeooo:rsid="01fc48be" style:font-style-asian="normal" style:font-name-complex="Times New Roman1" style:font-size-complex="12pt" style:font-style-complex="normal"/>
    </style:style>
    <style:style style:name="T91" style:family="text">
      <style:text-properties fo:font-style="normal" officeooo:rsid="01fcfda0" style:font-style-asian="normal" style:font-name-complex="Times New Roman1" style:font-size-complex="12pt" style:font-style-complex="normal"/>
    </style:style>
    <style:style style:name="T92" style:family="text">
      <style:text-properties fo:font-style="normal" officeooo:rsid="01fe2848" style:font-style-asian="normal" style:font-name-complex="Times New Roman1" style:font-size-complex="12pt" style:font-style-complex="normal"/>
    </style:style>
    <style:style style:name="T93" style:family="text">
      <style:text-properties fo:font-style="normal" officeooo:rsid="01fe77c8" style:font-style-asian="normal" style:font-name-complex="Times New Roman1" style:font-size-complex="12pt" style:font-style-complex="normal"/>
    </style:style>
    <style:style style:name="T94" style:family="text">
      <style:text-properties fo:font-style="normal" officeooo:rsid="01ff79e8" style:font-style-asian="normal" style:font-name-complex="Times New Roman1" style:font-size-complex="12pt" style:font-style-complex="normal"/>
    </style:style>
    <style:style style:name="T95" style:family="text">
      <style:text-properties fo:font-style="normal" officeooo:rsid="01ff9b42" style:font-style-asian="normal" style:font-name-complex="Times New Roman1" style:font-size-complex="12pt" style:font-style-complex="normal"/>
    </style:style>
    <style:style style:name="T96" style:family="text">
      <style:text-properties fo:font-style="normal" officeooo:rsid="01ffa615" style:font-style-asian="normal" style:font-name-complex="Times New Roman1" style:font-size-complex="12pt" style:font-style-complex="normal"/>
    </style:style>
    <style:style style:name="T97" style:family="text">
      <style:text-properties fo:font-style="normal" officeooo:rsid="0201e0c5" style:font-style-asian="normal" style:font-name-complex="Times New Roman1" style:font-size-complex="12pt" style:font-style-complex="normal"/>
    </style:style>
    <style:style style:name="T98" style:family="text">
      <style:text-properties fo:font-style="normal" officeooo:rsid="020734ac" style:font-style-asian="normal" style:font-name-complex="Times New Roman1" style:font-size-complex="12pt" style:font-style-complex="normal"/>
    </style:style>
    <style:style style:name="T99" style:family="text">
      <style:text-properties fo:font-style="normal" officeooo:rsid="02089ad0" style:font-style-asian="normal" style:font-name-complex="Times New Roman1" style:font-size-complex="12pt" style:font-style-complex="normal"/>
    </style:style>
    <style:style style:name="T100" style:family="text">
      <style:text-properties fo:font-style="normal" officeooo:rsid="020b713c" style:font-style-asian="normal" style:font-name-complex="Times New Roman1" style:font-size-complex="12pt" style:font-style-complex="normal"/>
    </style:style>
    <style:style style:name="T101" style:family="text">
      <style:text-properties fo:font-style="normal" officeooo:rsid="020c63a9" style:font-style-asian="normal" style:font-name-complex="Times New Roman1" style:font-size-complex="12pt" style:font-style-complex="normal"/>
    </style:style>
    <style:style style:name="T102" style:family="text">
      <style:text-properties fo:font-style="normal" officeooo:rsid="020f0044" style:font-style-asian="normal" style:font-name-complex="Times New Roman1" style:font-size-complex="12pt" style:font-style-complex="normal"/>
    </style:style>
    <style:style style:name="T103" style:family="text">
      <style:text-properties fo:font-style="normal" officeooo:rsid="020f9533" style:font-style-asian="normal" style:font-name-complex="Times New Roman1" style:font-size-complex="12pt" style:font-style-complex="normal"/>
    </style:style>
    <style:style style:name="T104" style:family="text">
      <style:text-properties fo:font-style="normal" officeooo:rsid="021035de" style:font-style-asian="normal" style:font-name-complex="Times New Roman1" style:font-size-complex="12pt" style:font-style-complex="normal"/>
    </style:style>
    <style:style style:name="T105" style:family="text">
      <style:text-properties fo:font-style="normal" officeooo:rsid="021082cc" style:font-style-asian="normal" style:font-name-complex="Times New Roman1" style:font-size-complex="12pt" style:font-style-complex="normal"/>
    </style:style>
    <style:style style:name="T106" style:family="text">
      <style:text-properties fo:font-style="normal" officeooo:rsid="021259d4" style:font-style-asian="normal" style:font-name-complex="Times New Roman1" style:font-size-complex="12pt" style:font-style-complex="normal"/>
    </style:style>
    <style:style style:name="T107" style:family="text">
      <style:text-properties fo:font-style="normal" officeooo:rsid="02131ed7" style:font-style-asian="normal" style:font-name-complex="Times New Roman1" style:font-size-complex="12pt" style:font-style-complex="normal"/>
    </style:style>
    <style:style style:name="T108" style:family="text">
      <style:text-properties fo:font-style="normal" officeooo:rsid="02150457" style:font-style-asian="normal" style:font-name-complex="Times New Roman1" style:font-size-complex="12pt" style:font-style-complex="normal"/>
    </style:style>
    <style:style style:name="T109" style:family="text">
      <style:text-properties fo:font-style="normal" officeooo:rsid="0217c8cd" style:font-style-asian="normal" style:font-name-complex="Times New Roman1" style:font-size-complex="12pt" style:font-style-complex="normal"/>
    </style:style>
    <style:style style:name="T110" style:family="text">
      <style:text-properties fo:font-style="normal" officeooo:rsid="0219cd2e" style:font-style-asian="normal" style:font-name-complex="Times New Roman1" style:font-size-complex="12pt" style:font-style-complex="normal"/>
    </style:style>
    <style:style style:name="T111" style:family="text">
      <style:text-properties fo:font-style="normal" officeooo:rsid="021bc77b" style:font-style-asian="normal" style:font-name-complex="Times New Roman1" style:font-size-complex="12pt" style:font-style-complex="normal"/>
    </style:style>
    <style:style style:name="T112" style:family="text">
      <style:text-properties fo:font-style="normal" officeooo:rsid="021c068b" style:font-style-asian="normal" style:font-name-complex="Times New Roman1" style:font-size-complex="12pt" style:font-style-complex="normal"/>
    </style:style>
    <style:style style:name="T113" style:family="text">
      <style:text-properties fo:font-style="normal" officeooo:rsid="021f1dfe" style:font-style-asian="normal" style:font-name-complex="Times New Roman1" style:font-size-complex="12pt" style:font-style-complex="normal"/>
    </style:style>
    <style:style style:name="T114" style:family="text">
      <style:text-properties fo:font-style="normal" officeooo:rsid="0221e33b" style:font-style-asian="normal" style:font-name-complex="Times New Roman1" style:font-size-complex="12pt" style:font-style-complex="normal"/>
    </style:style>
    <style:style style:name="T115" style:family="text">
      <style:text-properties fo:font-style="normal" officeooo:rsid="0223d530" style:font-style-asian="normal" style:font-name-complex="Times New Roman1" style:font-size-complex="12pt" style:font-style-complex="normal"/>
    </style:style>
    <style:style style:name="T116" style:family="text">
      <style:text-properties fo:font-style="normal" officeooo:rsid="0225a1eb" style:font-style-asian="normal" style:font-name-complex="Times New Roman1" style:font-size-complex="12pt" style:font-style-complex="normal"/>
    </style:style>
    <style:style style:name="T117" style:family="text">
      <style:text-properties fo:font-style="normal" officeooo:rsid="0225b4b1" style:font-style-asian="normal" style:font-name-complex="Times New Roman1" style:font-size-complex="12pt" style:font-style-complex="normal"/>
    </style:style>
    <style:style style:name="T118" style:family="text">
      <style:text-properties fo:font-style="normal" officeooo:rsid="02282f6e" style:font-style-asian="normal" style:font-name-complex="Times New Roman1" style:font-size-complex="12pt" style:font-style-complex="normal"/>
    </style:style>
    <style:style style:name="T119" style:family="text">
      <style:text-properties fo:font-style="normal" officeooo:rsid="02283307" style:font-style-asian="normal" style:font-name-complex="Times New Roman1" style:font-size-complex="12pt" style:font-style-complex="normal"/>
    </style:style>
    <style:style style:name="T120" style:family="text">
      <style:text-properties fo:font-style="normal" officeooo:rsid="022a0121" style:font-style-asian="normal" style:font-name-complex="Times New Roman1" style:font-size-complex="12pt" style:font-style-complex="normal"/>
    </style:style>
    <style:style style:name="T121" style:family="text">
      <style:text-properties fo:font-style="normal" officeooo:rsid="022bdcbe" style:font-style-asian="normal" style:font-name-complex="Times New Roman1" style:font-size-complex="12pt" style:font-style-complex="normal"/>
    </style:style>
    <style:style style:name="T122" style:family="text">
      <style:text-properties fo:font-style="normal" officeooo:rsid="022dba80" style:font-style-asian="normal" style:font-name-complex="Times New Roman1" style:font-size-complex="12pt" style:font-style-complex="normal"/>
    </style:style>
    <style:style style:name="T123" style:family="text">
      <style:text-properties fo:font-style="normal" officeooo:rsid="022f4d2b" style:font-style-asian="normal" style:font-name-complex="Times New Roman1" style:font-size-complex="12pt" style:font-style-complex="normal"/>
    </style:style>
    <style:style style:name="T124" style:family="text">
      <style:text-properties fo:font-style="normal" officeooo:rsid="0230b0d1" style:font-style-asian="normal" style:font-name-complex="Times New Roman1" style:font-size-complex="12pt" style:font-style-complex="normal"/>
    </style:style>
    <style:style style:name="T125" style:family="text">
      <style:text-properties fo:font-style="normal" officeooo:rsid="023288c2" style:font-style-asian="normal" style:font-name-complex="Times New Roman1" style:font-size-complex="12pt" style:font-style-complex="normal"/>
    </style:style>
    <style:style style:name="T126" style:family="text">
      <style:text-properties fo:font-style="normal" officeooo:rsid="0236c895" style:font-style-asian="normal" style:font-name-complex="Times New Roman1" style:font-size-complex="12pt" style:font-style-complex="normal"/>
    </style:style>
    <style:style style:name="T127" style:family="text">
      <style:text-properties fo:font-style="normal" fo:font-weight="bold" style:font-style-asian="normal" style:font-weight-asian="bold" style:font-name-complex="Times New Roman1" style:font-size-complex="12pt" style:font-style-complex="normal" style:font-weight-complex="bold"/>
    </style:style>
    <style:style style:name="T128" style:family="text">
      <style:text-properties fo:font-style="normal" fo:font-weight="bold" officeooo:rsid="01a55361" style:font-style-asian="normal" style:font-weight-asian="bold" style:font-name-complex="Times New Roman1" style:font-size-complex="12pt" style:font-style-complex="normal" style:font-weight-complex="bold"/>
    </style:style>
    <style:style style:name="T129" style:family="text">
      <style:text-properties fo:font-style="normal" fo:font-weight="bold" officeooo:rsid="01ef44e0" style:font-style-asian="normal" style:font-weight-asian="bold" style:font-name-complex="Times New Roman1" style:font-size-complex="12pt" style:font-style-complex="normal" style:font-weight-complex="bold"/>
    </style:style>
    <style:style style:name="T130" style:family="text">
      <style:text-properties fo:font-style="normal" fo:font-weight="bold" officeooo:rsid="0201e0c5" style:font-style-asian="normal" style:font-weight-asian="bold" style:font-name-complex="Times New Roman1" style:font-size-complex="12pt" style:font-style-complex="normal" style:font-weight-complex="bold"/>
    </style:style>
    <style:style style:name="T131" style:family="text">
      <style:text-properties fo:font-style="normal" fo:font-weight="bold" officeooo:rsid="02089ad0" style:font-style-asian="normal" style:font-weight-asian="bold" style:font-name-complex="Times New Roman1" style:font-size-complex="12pt" style:font-style-complex="normal" style:font-weight-complex="bold"/>
    </style:style>
    <style:style style:name="T132" style:family="text">
      <style:text-properties fo:font-style="normal" fo:font-weight="bold" officeooo:rsid="0236c895" style:font-style-asian="normal" style:font-weight-asian="bold" style:font-name-complex="Times New Roman1" style:font-size-complex="12pt" style:font-style-complex="normal" style:font-weight-complex="bold"/>
    </style:style>
    <style:style style:name="T133" style:family="text">
      <style:text-properties officeooo:rsid="019bc138"/>
    </style:style>
    <style:style style:name="T134" style:family="text">
      <style:text-properties officeooo:rsid="01a55361"/>
    </style:style>
    <style:style style:name="T135" style:family="text">
      <style:text-properties style:font-name="Transliteration"/>
    </style:style>
    <style:style style:name="T136" style:family="text">
      <style:text-properties style:font-name="Transliteration" officeooo:rsid="01bf10ab" style:font-name-complex="Times New Roman1" style:font-size-complex="12pt"/>
    </style:style>
    <style:style style:name="T137" style:family="text">
      <style:text-properties style:font-name="Transliteration" officeooo:rsid="01cad4a6" style:font-name-complex="Times New Roman1" style:font-size-complex="12pt"/>
    </style:style>
    <style:style style:name="T138" style:family="text">
      <style:text-properties style:font-name="Transliteration" fo:font-style="normal" officeooo:rsid="01bf10ab" style:font-style-asian="normal" style:font-name-complex="Times New Roman1" style:font-size-complex="12pt" style:font-style-complex="normal"/>
    </style:style>
    <style:style style:name="T139" style:family="text">
      <style:text-properties style:font-name="Transliteration" fo:font-style="normal" officeooo:rsid="01ff9b42" style:font-style-asian="normal" style:font-name-complex="Times New Roman1" style:font-size-complex="12pt" style:font-style-complex="normal"/>
    </style:style>
    <style:style style:name="T140" style:family="text">
      <style:text-properties style:font-name="Transliteration" officeooo:rsid="020418e5"/>
    </style:style>
    <style:style style:name="T141" style:family="text">
      <style:text-properties officeooo:rsid="01c3851d"/>
    </style:style>
    <style:style style:name="T142" style:family="text">
      <style:text-properties officeooo:rsid="01c4d4c4"/>
    </style:style>
    <style:style style:name="T143" style:family="text">
      <style:text-properties officeooo:rsid="01d5f246"/>
    </style:style>
    <style:style style:name="T144" style:family="text">
      <style:text-properties officeooo:rsid="01d77a9b"/>
    </style:style>
    <style:style style:name="T145" style:family="text">
      <style:text-properties officeooo:rsid="01db2508"/>
    </style:style>
    <style:style style:name="T146" style:family="text">
      <style:text-properties officeooo:rsid="01de14a5"/>
    </style:style>
    <style:style style:name="T147" style:family="text">
      <style:text-properties officeooo:rsid="01e17e96"/>
    </style:style>
    <style:style style:name="T148" style:family="text">
      <style:text-properties officeooo:rsid="01e3e1e7"/>
    </style:style>
    <style:style style:name="T149" style:family="text">
      <style:text-properties officeooo:rsid="01e5305c"/>
    </style:style>
    <style:style style:name="T150" style:family="text">
      <style:text-properties officeooo:rsid="01e8d8ca"/>
    </style:style>
    <style:style style:name="T151" style:family="text">
      <style:text-properties officeooo:rsid="01ef44e0"/>
    </style:style>
    <style:style style:name="T152" style:family="text">
      <style:text-properties style:font-name="Transliteration" fo:font-style="normal" officeooo:rsid="0225a1eb" style:font-style-asian="normal" style:font-name-complex="Times New Roman1" style:font-size-complex="12pt" style:font-style-complex="normal"/>
    </style:style>
    <style:style style:name="T153" style:family="text">
      <style:text-properties officeooo:rsid="0234280f"/>
    </style:style>
    <style:style style:name="T154" style:family="text">
      <style:text-properties officeooo:rsid="02353e6c"/>
    </style:style>
    <style:style style:name="T155" style:family="text">
      <style:text-properties officeooo:rsid="02359e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7" text:outline-level="1"><text:span text:style-name="T133">Bentresh Stela</text:span> (<text:span text:style-name="T133">Louvre C 284</text:span>)</text:h>
      <text:h text:style-name="Heading_20_2" text:outline-level="2"/>
      <text:h text:style-name="Heading_20_2" text:outline-level="2"/>
      <text:h text:style-name="P4" text:outline-level="2">Notes by Minh-Tâm Trinh</text:h>
      <text:p text:style-name="P5"/>
      <text:p text:style-name="P5"/>
      <text:p text:style-name="P5">I warmly thank Mary Becker, Galen Goldsmith, Dieter Hoffmann, Rachel McEnroe, Foy Scalf, Dawn Schreiner, and Eric Whitacre for their input.</text:p>
      <text:p text:style-name="P5"/>
      <text:p text:style-name="P5"/>
      <text:p text:style-name="P14">Glossing Conventions</text:p>
      <text:p text:style-name="P5"/>
      <text:p text:style-name="P5">(May not match the conventions in my older notes)</text:p>
      <text:p text:style-name="P5"/>
      <text:p text:style-name="P5">(<text:tab/>)<text:tab/>text omitted by the scribe, but implicitly understood</text:p>
      <text:p text:style-name="P8"><text:span text:style-name="T3">&lt;<text:tab/>&gt;<text:tab/></text:span>addition to fix a scribal<text:span text:style-name="T3"> error</text:span></text:p>
      <text:p text:style-name="P5">{<text:tab/>}<text:tab/>deletion to fix a scribal error</text:p>
      <text:p text:style-name="P5">[<text:tab/>]<text:tab/>addition to fix lacuna, or addition uncertain</text:p>
      <text:p text:style-name="P5"/>
      <text:p text:style-name="P5"/>
      <text:p text:style-name="P15">References</text:p>
      <text:p text:style-name="P5"/>
      <text:p text:style-name="P8"><text:span text:style-name="T3">[</text:span><text:span text:style-name="T5">C 284</text:span><text:span text:style-name="T3">]<text:tab/></text:span><text:span text:style-name="T7">Stèle de Bakhtan </text:span><text:span text:style-name="T10">[</text:span><text:span text:style-name="T7">CM 463 ; BN 50 ; E 13481 ; C 284</text:span><text:span text:style-name="T10">]</text:span><text:span text:style-name="T7">. Département des Antiquités égyptiennes. </text:span><text:span text:style-name="T8">Louvre </text:span><text:span text:style-name="T9">site des collections. https://collections.louvre.fr/en/ark:/53355/cl010029573</text:span></text:p>
      <text:p text:style-name="P14"/>
      <text:p text:style-name="P22"><text:span text:style-name="T3">[B]<text:tab/><text:tab/>M. Broze. </text:span><text:span text:style-name="T40">La princesse de Bakhtan : Essai d’analyse stylistique. </text:span><text:span text:style-name="T75">Monographies Reine Élisabeth. Fondation gÉyptologique Reine Élisabeth. Bruxelles (1989).</text:span></text:p>
      <text:p text:style-name="P7"/>
      <text:p text:style-name="P9"><text:span text:style-name="T3">[</text:span><text:span text:style-name="T4">D</text:span><text:span text:style-name="T3">]<text:tab/><text:tab/></text:span><text:span text:style-name="T4">A. Dollinger</text:span><text:span text:style-name="T3">. “</text:span><text:span text:style-name="T5">The Bentresh Stela.” </text:span><text:span text:style-name="T6">Egyptian Texts of the Late and Ptolemaic Periods, §3.1.</text:span><text:span text:style-name="T5"> </text:span><text:span text:style-name="T41">Attalus</text:span><text:span text:style-name="T76">. </text:span><text:span text:style-name="T77">Last updated August 1, 2020. Accessed October 18, 2025.</text:span><text:span text:style-name="T76"> </text:span><text:a xlink:type="simple" xlink:href="https://www.attalus.org/egypt/bentresh_stela.html" text:style-name="Internet_20_link" text:visited-style-name="Visited_20_Internet_20_Link"><text:span text:style-name="T76">https://www.attalus.org/egypt/bentresh_stela.html</text:span></text:a></text:p>
      <text:p text:style-name="P23"/>
      <text:p text:style-name="P36"><text:span text:style-name="T76">[</text:span><text:span text:style-name="T75">DB]<text:tab/><text:tab/></text:span><text:span text:style-name="T80">A story designed to make propaganda for the cult of Khonsu (The Bentresh-Stela…). </text:span><text:span text:style-name="T81">In</text:span><text:span text:style-name="T80"> </text:span><text:span text:style-name="T40">Egyptian Reading Book, Vol. </text:span><text:span text:style-name="T42">I</text:span><text:span text:style-name="T40">: Exercises and Middle Egyptian Texts</text:span><text:span text:style-name="T75">. Ed. A. De Buck. </text:span><text:span text:style-name="T78">Nederlandsch Archaeologisch-Philologisch Instituut. </text:span><text:span text:style-name="T75">Leyden (1948). </text:span><text:span text:style-name="T80">106–109.</text:span></text:p>
      <text:p text:style-name="P25"/>
      <text:p text:style-name="P12"><text:span text:style-name="T3">[F]<text:tab/><text:tab/>R. O. Faulkner. </text:span><text:span text:style-name="T40">A Concise Dictionary of Middle Egyptian</text:span><text:span text:style-name="T3">. Griffith Institute, Ashmolean Museum, Oxford. Reprinted at the University Press, Oxford (1981).</text:span></text:p>
      <text:p text:style-name="P6"/>
      <text:p text:style-name="P74"><text:span text:style-name="T80">[G]<text:tab/><text:tab/>A. Gardiner. </text:span><text:span text:style-name="T43">Egyptian Grammar: Being an Introduction to the Study of Hieroglyphs</text:span><text:span text:style-name="T80">. 3rd Edition, Revised. Griffith Institute, Ashmolean Museum, Oxford. Printed at the University Press, Cambridge (2007).</text:span></text:p>
      <text:p text:style-name="P74"><text:span text:style-name="T80"/></text:p>
      <text:p text:style-name="P75"><text:span text:style-name="T80">[</text:span><text:span text:style-name="T75">H]<text:tab/><text:tab/>J. </text:span><text:span text:style-name="T109">E.</text:span><text:span text:style-name="T75"> Hoch. </text:span><text:span text:style-name="T40">Middle Egyptian Grammar</text:span><text:span text:style-name="T75">. </text:span><text:span text:style-name="T109">Benben Publications. Mississauga (1997).</text:span></text:p>
      <text:p text:style-name="P25"/>
      <text:p text:style-name="P26"><text:soft-page-break/><text:span text:style-name="T80">[</text:span><text:span text:style-name="T75">L]<text:tab/><text:tab/>III. Two Pseudepigrapha: The Bentresh Stela. In </text:span><text:span text:style-name="T40">Ancient Egyptian Literature, </text:span><text:span text:style-name="T42">Vol. III: The Late Period. </text:span><text:span text:style-name="T82">Trans. M. Lichtheim. University of California Press. Berkeley (1980). 90</text:span><text:span text:style-name="T80">–</text:span><text:span text:style-name="T82">93.</text:span></text:p>
      <text:p text:style-name="P24"/>
      <text:p text:style-name="P10"><text:span text:style-name="T79">[N]<text:tab/><text:tab/>M.-J. Nederhof. “Bentresh Stela.” Last updated November 4, 2006. </text:span><text:a xlink:type="simple" xlink:href="https://mqtrinh.github.io/other/egyptian/middle-egyptian/bentresh-stela_trans-nederhof.pdf" text:style-name="Internet_20_link" text:visited-style-name="Visited_20_Internet_20_Link"><text:span text:style-name="T79">https://mqtrinh.github.io/other/egyptian/middle-egyptian/bentresh-stela_trans-nederhof.pdf</text:span></text:a></text:p>
      <text:p text:style-name="P5"/>
      <text:p text:style-name="P8"><text:span text:style-name="T3">[TLA]<text:tab/><text:tab/>Thesaurus Linguae Aegyptiae. Version 2.2.0. Union of the German Academies of Sciences and Humanities.</text:span> <text:a xlink:type="simple" xlink:href="https://tla.digital/home" text:style-name="Internet_20_link" text:visited-style-name="Visited_20_Internet_20_Link"><text:span text:style-name="Internet_20_link"><text:span text:style-name="T3">https://tla.digital/home</text:span></text:span></text:a></text:p>
      <text:p text:style-name="P17"><text:span text:style-name="T134">1</text:span><text:span text:style-name="T151">1</text:span>/1<text:span text:style-name="T151">7</text:span>/25</text:p>
      <text:p text:style-name="P16"/>
      <text:p text:style-name="P16"/>
      <text:p text:style-name="P11"><text:span text:style-name="T73">(1)</text:span><text:span text:style-name="T51"> @</text:span><text:span text:style-name="T52">r </text:span><text:span text:style-name="T59">K</text:span><text:span text:style-name="T62">A </text:span><text:span text:style-name="T59">N</text:span><text:span text:style-name="T57">x</text:span><text:span text:style-name="T58">t</text:span></text:p>
      <text:p text:style-name="P11"><text:span text:style-name="T64">t</text:span><text:span text:style-name="T59">wt </text:span><text:span text:style-name="T64">x</text:span><text:span text:style-name="T58">a</text:span><text:span text:style-name="T53">.</text:span><text:span text:style-name="T54">w</text:span></text:p>
      <text:p text:style-name="P11"><text:span text:style-name="T64">D</text:span><text:span text:style-name="T58">d</text:span><text:span text:style-name="T54"> </text:span><text:span text:style-name="T64">n</text:span><text:span text:style-name="T58">s.</text:span><text:span text:style-name="T60">y</text:span><text:span text:style-name="T65">(t)</text:span><text:span text:style-name="T54"> mi </text:span><text:span text:style-name="T65">(I)</text:span><text:span text:style-name="T58">tm</text:span></text:p>
      <text:p text:style-name="P56"/>
      <text:p text:style-name="P13"><text:span text:style-name="T54">@r </text:span><text:span text:style-name="T61">Nbw</text:span></text:p>
      <text:p text:style-name="P13"><text:span text:style-name="T64">ws</text:span><text:span text:style-name="T65">(</text:span><text:span text:style-name="T64">r</text:span><text:span text:style-name="T65">)</text:span><text:span text:style-name="T64"> x</text:span><text:span text:style-name="T54">pS</text:span><text:span text:style-name="T61">w</text:span><text:span text:style-name="T54"> </text:span><text:span text:style-name="T64">d</text:span><text:span text:style-name="T55">r </text:span><text:span text:style-name="T66">P</text:span><text:span text:style-name="T64">Dt</text:span><text:span text:style-name="T55"> </text:span><text:span text:style-name="T64">9</text:span></text:p>
      <text:p text:style-name="P57"/>
      <text:p text:style-name="P11"><text:span text:style-name="T55">Nsw Bity </text:span><text:span text:style-name="T61">N</text:span><text:span text:style-name="T56">b </text:span><text:span text:style-name="T61">&amp;</text:span><text:span text:style-name="T56">A.wy </text:span></text:p>
      <text:p text:style-name="P32"><text:span text:style-name="T56">W</text:span><text:span text:style-name="T51">sr-MaA.t-Ra </text:span><text:span text:style-name="T67">%tp-</text:span><text:span text:style-name="T68">(n)</text:span><text:span text:style-name="T67">-Ra</text:span></text:p>
      <text:p text:style-name="P58"/>
      <text:p text:style-name="P33"><text:span text:style-name="T69">%</text:span><text:span text:style-name="T51">A Ra</text:span></text:p>
      <text:p text:style-name="P34"><text:span text:style-name="T51">xt=f Mri-Imn Ra-</text:span><text:span text:style-name="T63">m</text:span><text:span text:style-name="T51">s-</text:span><text:span text:style-name="T63">s(w)</text:span></text:p>
      <text:p text:style-name="P59"/>
      <text:p text:style-name="P34"><text:span text:style-name="T51">Imn-Ra </text:span><text:span text:style-name="T74">(2)</text:span><text:span text:style-name="T72"> </text:span><text:span text:style-name="T51">Nb </text:span><text:span text:style-name="T70">[?] PsD.t Nb.wt </text:span><text:span text:style-name="T51">WAs.t</text:span></text:p>
      <text:p text:style-name="P19">mri nTr nfr Imn</text:p>
      <text:p text:style-name="P32"><text:span text:style-name="T51">ms.</text:span><text:span text:style-name="T71">[</text:span><text:span text:style-name="T51">ti</text:span><text:span text:style-name="T71">]</text:span><text:span text:style-name="T51">w Ra-@r-Ax.ty</text:span></text:p>
      <text:p text:style-name="P19">pr.<text:span text:style-name="T144">w</text:span> ax n <text:span text:style-name="T142">N</text:span>b <text:span text:style-name="T142">+</text:span>r.<text:span text:style-name="T143">(</text:span>t<text:span text:style-name="T143">)</text:span></text:p>
      <text:p text:style-name="P19">wtt n KA-<text:span text:style-name="T141">Mwt=f</text:span></text:p>
      <text:p text:style-name="P20">nsw.t n Km.t <text:span text:style-name="T145">HqA</text:span> _Sr.wt</text:p>
      <text:p text:style-name="P20">iTy <text:span text:style-name="T50">(3)</text:span><text:span text:style-name="T146"> </text:span><text:span text:style-name="T147">iT</text:span> <text:span text:style-name="T147">PDt</text:span> 9</text:p>
      <text:p text:style-name="P21">pri m <text:span text:style-name="T148">X</text:span>t</text:p>
      <text:p text:style-name="P21">s<text:span text:style-name="T149">r(w) </text:span>n=f nx.tw</text:p>
      <text:p text:style-name="P20"><text:span text:style-name="T150">w</text:span>D n=f pri a m swH.t</text:p>
      <text:p text:style-name="P20"/>
      <text:p text:style-name="P18"/>
      <text:p text:style-name="P11"><text:span text:style-name="T46">(</text:span><text:span text:style-name="T47">1</text:span><text:span text:style-name="T46">) </text:span><text:span text:style-name="T11">Horus, </text:span><text:span text:style-name="T19">M</text:span><text:span text:style-name="T15">ighty</text:span><text:span text:style-name="T12"> Bull,</text:span></text:p>
      <text:p text:style-name="P11"><text:span text:style-name="T19">p</text:span><text:span text:style-name="T13">erfect [F 295] of </text:span><text:span text:style-name="T19">a</text:span><text:span text:style-name="T13">ppearance [F 185] </text:span><text:span text:style-name="T14">[</text:span><text:span text:style-name="T136">nfr Hr</text:span><text:span text:style-name="T14">]</text:span><text:span text:style-name="T13">,</text:span></text:p>
      <text:p text:style-name="P11"><text:span text:style-name="T19">e</text:span><text:span text:style-name="T14">nduring of </text:span><text:span text:style-name="T19">k</text:span><text:span text:style-name="T14">ingship [</text:span><text:span text:style-name="T138">nfr Hr</text:span><text:span text:style-name="T14">], </text:span><text:span text:style-name="T16">like Atum,</text:span></text:p>
      <text:p text:style-name="P61"/>
      <text:p text:style-name="P61">Golden Horus,</text:p>
      <text:p text:style-name="P37"><text:span text:style-name="T16">s</text:span><text:span text:style-name="T3">trong </text:span><text:span text:style-name="T19">[F 68] </text:span><text:span text:style-name="T3">of arm </text:span><text:span text:style-name="T14">[</text:span><text:span text:style-name="T138">nfr Hr</text:span><text:span text:style-name="T14">] </text:span><text:span text:style-name="T20">[who] drives away the Nine Bows [</text:span><text:span text:style-name="T137">pD.t psD.t</text:span><text:span text:style-name="T20">],</text:span></text:p>
      <text:p text:style-name="P61"/>
      <text:p text:style-name="P61">Dual King, Lord of the Two Lands,</text:p>
      <text:p text:style-name="P29"><text:span text:style-name="T3">User</text:span><text:span text:style-name="T21">m</text:span><text:span text:style-name="T3">aat</text:span><text:span text:style-name="T21">r</text:span><text:span text:style-name="T3">e </text:span><text:span text:style-name="T21">Setepenre,</text:span></text:p>
      <text:p text:style-name="P62"/>
      <text:p text:style-name="P62">Son of Re,</text:p>
      <text:p text:style-name="P31"><text:span text:style-name="T22">h</text:span><text:span text:style-name="T3">is </text:span><text:span text:style-name="T23">m</text:span><text:span text:style-name="T3">ajesty Meri</text:span><text:span text:style-name="T21">a</text:span><text:span text:style-name="T3">mun Ra</text:span><text:span text:style-name="T21">m</text:span><text:span text:style-name="T3">eses,</text:span></text:p>
      <text:p text:style-name="P63"/>
      <text:p text:style-name="P30"><text:span text:style-name="T17">Amun-Re, </text:span><text:span text:style-name="T48">(2)</text:span><text:span text:style-name="T31"> </text:span><text:span text:style-name="T17">Lord of </text:span><text:span text:style-name="T24">[the Thrones?], [of] the Ennead</text:span><text:span text:style-name="T17">, </text:span><text:span text:style-name="T24">of the Ladies of Thebes</text:span><text:span text:style-name="T24"><text:note text:id="ftn1" text:note-class="footnote"><text:note-citation>1</text:note-citation><text:note-body><text:p text:style-name="P27"><text:span text:style-name="T140">W</text:span><text:span text:style-name="T135">As.t </text:span><text:span text:style-name="T140">=</text:span> “Waset”.</text:p></text:note-body></text:note></text:span><text:span text:style-name="T28">,</text:span></text:p>
      <text:p text:style-name="P64">beloved of the good god, Amun,</text:p>
      <text:p text:style-name="P32"><text:span text:style-name="T3">bo</text:span><text:span text:style-name="T25">[</text:span><text:span text:style-name="T3">r</text:span><text:span text:style-name="T25">]</text:span><text:span text:style-name="T3">n of Re-Horakhty,</text:span></text:p>
      <text:p text:style-name="P32"><text:span text:style-name="T26">seed [F 91] of the </text:span><text:span text:style-name="T44">akh</text:span><text:span text:style-name="T30"> </text:span><text:span text:style-name="T26">of</text:span><text:span text:style-name="T18"> the Lord of </text:span><text:span text:style-name="T26">Ancestors[?</text:span><text:span text:style-name="T27"> F 324</text:span><text:span text:style-name="T26">],</text:span></text:p>
      <text:p text:style-name="P35"><text:span text:style-name="T3">begotten of Ka</text:span><text:span text:style-name="T25">m</text:span><text:span text:style-name="T3">u</text:span><text:span text:style-name="T25">t</text:span><text:span text:style-name="T3">ef,</text:span></text:p>
      <text:p text:style-name="P38"><text:span text:style-name="T29">k</text:span><text:span text:style-name="T3">ing of the Black Land</text:span><text:span text:style-name="T3"><text:note text:id="ftn2" text:note-class="footnote"><text:note-citation>2</text:note-citation><text:note-body><text:p text:style-name="P28"><text:span text:style-name="T135">Km.t</text:span> = “Kemet”.</text:p></text:note-body></text:note></text:span><text:span text:style-name="T3">, </text:span><text:span text:style-name="T37">ruler </text:span><text:span text:style-name="T3">of the Red Land</text:span><text:span text:style-name="T3"><text:note text:id="ftn3" text:note-class="footnote"><text:note-citation>3</text:note-citation><text:note-body><text:p text:style-name="P28"><text:span text:style-name="T135">_Sr.wt</text:span> = “Deshrut”.</text:p></text:note-body></text:note></text:span><text:span text:style-name="T3">,</text:span></text:p>
      <text:p text:style-name="P39"><text:span text:style-name="T3">sovereign </text:span><text:span text:style-name="T49">(3)</text:span><text:span text:style-name="T32"> </text:span><text:span text:style-name="T39">[</text:span><text:span text:style-name="T38">who</text:span><text:span text:style-name="T39">]</text:span><text:span text:style-name="T38"> seized </text:span><text:span text:style-name="T33">the Nine Bows,</text:span></text:p>
      <text:p text:style-name="P40"><text:soft-page-break/><text:span text:style-name="T33">t</text:span><text:span text:style-name="T3">hat when he came forth from the womb </text:span><text:span text:style-name="T39">[second tense?]</text:span><text:span text:style-name="T3">,</text:span></text:p>
      <text:p text:style-name="P40"><text:span text:style-name="T35">victories </text:span><text:span text:style-name="T36">[F 139] </text:span><text:span text:style-name="T35">were</text:span><text:span text:style-name="T3"> </text:span><text:span text:style-name="T34">foretold </text:span><text:span text:style-name="T36">[passive] </text:span><text:span text:style-name="T34">[F 235] of him,</text:span></text:p>
      <text:p text:style-name="P41"><text:span text:style-name="T3">command [F 73</text:span><text:span text:style-name="T80">–</text:span><text:span text:style-name="T75">74] [</text:span><text:span text:style-name="T84">g</text:span><text:span text:style-name="T85">iven</text:span><text:span text:style-name="T75">] to him [while] active [F 91] in the egg,</text:span></text:p>
      <text:p text:style-name="P49"/>
      <text:p text:style-name="P49"/>
      <text:p text:style-name="P42"><text:span text:style-name="T128">1</text:span><text:span text:style-name="T129">2</text:span><text:span text:style-name="T127">/</text:span><text:span text:style-name="T129">7</text:span><text:span text:style-name="T127">/25</text:span></text:p>
      <text:p text:style-name="P50"/>
      <text:p text:style-name="P51"/>
      <text:p text:style-name="P45"><text:span text:style-name="T75">kA </text:span><text:span text:style-name="T86">mn ib hb=f mtwn</text:span></text:p>
      <text:p text:style-name="P46"><text:span text:style-name="T92">n</text:span><text:span text:style-name="T75">sw.t n nTr pri nx.t mi MnT(w)</text:span></text:p>
      <text:p text:style-name="P65"><text:span text:style-name="T75">wr pH.t</text:span><text:span text:style-name="T87">y</text:span><text:span text:style-name="T75"> </text:span><text:span text:style-name="T130">(4)</text:span><text:span text:style-name="T97"> </text:span><text:span text:style-name="T75">mi sA Nw.t</text:span></text:p>
      <text:p text:style-name="P65"><text:span text:style-name="T75"/></text:p>
      <text:p text:style-name="P66"><text:span text:style-name="T75">is Hm=f </text:span><text:span text:style-name="T100">m N</text:span><text:span text:style-name="T75">hr</text:span><text:span text:style-name="T100">n</text:span><text:span text:style-name="T75"> </text:span><text:span text:style-name="T100">mi </text:span><text:span text:style-name="T75">n</text:span><text:span text:style-name="T108">(y)</text:span><text:span text:style-name="T75">t-</text:span><text:span text:style-name="T102">a</text:span><text:span text:style-name="T75">=f </text:span><text:span text:style-name="T98">Tnw rnp.t</text:span></text:p>
      <text:p text:style-name="P67"><text:span text:style-name="T98">w</text:span><text:span text:style-name="T75">r.w </text:span><text:span text:style-name="T98">n </text:span><text:span text:style-name="T75">xAs.</text:span><text:span text:style-name="T98">t nb iw&lt;</text:span><text:span text:style-name="T114">=sn&gt;</text:span><text:span text:style-name="T98"> m ks</text:span><text:span text:style-name="T120">.</text:span><text:span text:style-name="T98">w m Htp.</text:span><text:span text:style-name="T113">w</text:span><text:span text:style-name="T98"> n bA.</text:span><text:span text:style-name="T113">w</text:span><text:span text:style-name="T110"> </text:span><text:span text:style-name="T75">n Hm</text:span><text:span text:style-name="T99">=f S</text:span><text:span text:style-name="T75">Aa &lt;</text:span><text:span text:style-name="T121">r&gt;</text:span><text:span text:style-name="T99"> </text:span><text:span text:style-name="T75">pHw.w</text:span></text:p>
      <text:p text:style-name="P53"/>
      <text:p text:style-name="P52"/>
      <text:p text:style-name="P43"><text:span text:style-name="T75">Bull </text:span><text:span text:style-name="T88">firm [F 106] of heart </text:span><text:span text:style-name="T83">[</text:span><text:span text:style-name="T138">nfr Hr</text:span><text:span text:style-name="T83">]</text:span><text:span text:style-name="T88">, </text:span><text:span text:style-name="T89">when he </text:span><text:span text:style-name="T91">trot</text:span><text:span text:style-name="T89">s </text:span><text:span text:style-name="T90">[circumstantial?] </text:span><text:span text:style-name="T91">[F 158] </text:span><text:span text:style-name="T90">[into] the arena [variant spelling, F 121],</text:span></text:p>
      <text:p text:style-name="P44"><text:span text:style-name="T90">d</text:span><text:span text:style-name="T75">ivine king </text:span><text:span text:style-name="T93">[indirect genitive] [who] c</text:span><text:span text:style-name="T104">a</text:span><text:span text:style-name="T93">me </text:span><text:span text:style-name="T104">[</text:span><text:span text:style-name="T105">no gemination, so </text:span><text:span text:style-name="T104">perfect participle] </text:span><text:span text:style-name="T93">[in] might like Montu,</text:span></text:p>
      <text:p text:style-name="P69"><text:span text:style-name="T75">Great of s</text:span><text:span text:style-name="T94">trength </text:span><text:span text:style-name="T95">[playful spelling of dual </text:span><text:span text:style-name="T139">-ty</text:span><text:span text:style-name="T95">] </text:span><text:span text:style-name="T106">[leopard heads?] </text:span><text:span text:style-name="T83">[</text:span><text:span text:style-name="T138">nfr Hr</text:span><text:span text:style-name="T83">] </text:span><text:span text:style-name="T130">(4)</text:span><text:span text:style-name="T83"> </text:span><text:span text:style-name="T96">like the son of Nut:</text:span></text:p>
      <text:p text:style-name="P69"><text:span text:style-name="T96"/></text:p>
      <text:p text:style-name="P70"><text:span text:style-name="T96">S</text:span><text:span text:style-name="T75">o, his presence [was] </text:span><text:span text:style-name="T103">in</text:span><text:span text:style-name="T75"> Naharin</text:span><text:span text:style-name="T107">a</text:span><text:span text:style-name="T75"> </text:span><text:span text:style-name="T101">like </text:span><text:span text:style-name="T103">[</text:span><text:span text:style-name="T107">that</text:span><text:span text:style-name="T103">] </text:span><text:span text:style-name="T107">of</text:span><text:span text:style-name="T103"> his custom </text:span><text:span text:style-name="T108">[</text:span><text:span text:style-name="T45">cf.</text:span><text:span text:style-name="T108"> H 248] </text:span><text:span text:style-name="T103">each [F 305] year.</text:span></text:p>
      <text:p text:style-name="P72"><text:span text:style-name="T75">[As for] the princes of every foreign land </text:span><text:span text:style-name="T118">[F 185]</text:span><text:span text:style-name="T75">, they </text:span><text:span text:style-name="T115">came in </text:span><text:span text:style-name="T119">prostration</text:span><text:span text:style-name="T120">s</text:span><text:span text:style-name="T119"> [F 287]</text:span><text:span text:style-name="T115">, in peace [“peaces”], </text:span><text:span text:style-name="T116">to the might [</text:span><text:span text:style-name="T152">bA.w</text:span><text:span text:style-name="T116"> = mass noun?] </text:span><text:span text:style-name="T117">of his presence, </text:span><text:span text:style-name="T121">as far as </text:span><text:span text:style-name="T122">the far north [F 92, last variant spelling].</text:span></text:p>
      <text:p text:style-name="P70"><text:span text:style-name="T103"/></text:p>
      <text:p text:style-name="P70"><text:span text:style-name="T103"/></text:p>
      <text:p text:style-name="P76"><text:span text:style-name="T103">1</text:span><text:span text:style-name="T75">2/21/25</text:span></text:p>
      <text:p text:style-name="P71"><text:span text:style-name="T75"/></text:p>
      <text:p text:style-name="P71"><text:span text:style-name="T75"/></text:p>
      <text:p text:style-name="P68"><text:span text:style-name="T99">in</text:span><text:span text:style-name="T75">w=</text:span><text:span text:style-name="T99">sn nbw xsb</text:span><text:span text:style-name="T75">d</text:span><text:span text:style-name="T99"> </text:span><text:span text:style-name="T131">(5)</text:span><text:span text:style-name="T99"> mfk</text:span><text:span text:style-name="T75">A.t</text:span><text:span text:style-name="T99"> x</text:span><text:span text:style-name="T111">A.</text:span><text:span text:style-name="T99">w nb </text:span><text:span text:style-name="T111">tA-</text:span><text:span text:style-name="T99">nTr </text:span><text:span text:style-name="T111">Hr</text:span><text:span text:style-name="T99"> </text:span><text:span text:style-name="T111">psD=</text:span><text:span text:style-name="T99">sn</text:span></text:p>
      <text:p text:style-name="P68"><text:span text:style-name="T99">wa nb </text:span><text:span text:style-name="T112">Hr xrp sn</text:span><text:span text:style-name="T99">w=f</text:span></text:p>
      <text:p text:style-name="P70"><text:span text:style-name="T103"/></text:p>
      <text:p text:style-name="P73"><text:span text:style-name="T103">[</text:span><text:span text:style-name="T75">As for] their tribute [F 22]: </text:span><text:span text:style-name="T123">gold, lapis lazuli, </text:span><text:span text:style-name="T132">(5)</text:span><text:span text:style-name="T126"> </text:span><text:span text:style-name="T123">turq</text:span><text:span text:style-name="T126">u</text:span><text:span text:style-name="T123">oise [F 106], </text:span><text:span text:style-name="T124">every herb [F 183] from the gods’ land upon their back</text:span><text:span text:style-name="T125">[s].</text:span></text:p>
      <text:p text:style-name="P55"><text:span text:style-name="T154">E</text:span>ach one was <text:span text:style-name="T155">outdoing </text:span>[F 196, “<text:span text:style-name="T155">getting ahead of”</text:span>] <text:span text:style-name="T153">his companion.</text:span></text:p>
      <text:p text:style-name="P5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ransliteration" svg:font-family="Transliteration" style:font-pitch="variable"/>
    <style:font-face style:name="Transliteration1" svg:font-family="Transliteration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officeooo:rsid="006fc487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in" fo:margin-bottom="0in" style:contextual-spacing="false" fo:line-height="100%" fo:keep-together="always" fo:keep-with-next="always"/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in" style:contextual-spacing="false" fo:line-height="100%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2pt" style:font-size-asian="12pt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2pt" style:font-size-asian="12pt"/>
    </style:style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5.7701in" table:align="margins" fo:background-color="transparent" style:writing-mode="lr-tb">
        <style:background-image/>
      </style:table-properties>
    </style:style>
    <style:style style:name="Table1.A" style:family="table-column">
      <style:table-column-properties style:column-width="1.9236in" style:rel-column-width="21845*"/>
    </style:style>
    <style:style style:name="Table1.1" style:family="table-row">
      <style:table-row-properties style:min-row-height="0.1861in" fo:background-color="transparent">
        <style:background-image/>
      </style:table-row-properties>
    </style:style>
    <style:style style:name="Table1.A1" style:family="table-cell">
      <style:table-cell-properties fo:padding="0in" fo:border="none"/>
    </style:style>
    <style:style style:name="MP1" style:family="paragraph" style:parent-style-name="Header">
      <style:text-properties officeooo:paragraph-rsid="00232ec2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font-style="normal" fo:font-weight="normal" officeooo:rsid="019ca9fd" officeooo:paragraph-rsid="019ca9f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P3" style:family="paragraph" style:parent-style-name="Header">
      <style:paragraph-properties fo:text-align="end" style:justify-single-word="false"/>
      <style:text-properties officeooo:paragraph-rsid="00232ec2"/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officeooo:rsid="00232ec2" style:font-size-asian="10pt" style:font-name-complex="Arial1" style:font-size-complex="10pt"/>
    </style:style>
    <style:page-layout style:name="Mpm1">
      <style:page-layout-properties fo:page-width="8.2701in" fo:page-height="11.6902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598in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1"><text:span text:style-name="MT1">Minh-Tâm Trin</text:span><text:span text:style-name="MT2">h</text:span></text:p>
            </table:table-cell>
            <table:table-cell table:style-name="Table1.A1" office:value-type="string">
              <text:p text:style-name="MP2">Bentresh Stela</text:p>
            </table:table-cell>
            <table:table-cell table:style-name="Table1.A1" office:value-type="string">
              <text:p text:style-name="MP3"><text:page-number text:select-page="current">4</text:page-number></text:p>
            </table:table-cell>
          </table:table-row>
        </table:table>
      </style:head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rinh</meta:initial-creator>
    <meta:editing-cycles>761</meta:editing-cycles>
    <meta:print-date>2025-02-09T21:44:00</meta:print-date>
    <meta:creation-date>2025-01-12T21:03:00</meta:creation-date>
    <dc:date>2025-12-07T16:44:48.472210659</dc:date>
    <meta:editing-duration>P4DT14H1M30S</meta:editing-duration>
    <meta:generator>LibreOffice/7.3.7.2$Linux_X86_64 LibreOffice_project/30$Build-2</meta:generator>
    <meta:document-statistic meta:table-count="1" meta:image-count="0" meta:object-count="0" meta:page-count="4" meta:paragraph-count="81" meta:word-count="734" meta:character-count="4424" meta:non-whitespace-character-count="3764"/>
    <meta:user-defined meta:name="AppVersion">16.0000</meta:user-defined>
    <meta:template xlink:type="simple" xlink:actuate="onRequest" xlink:title="Normal" xlink:href=""/>
  </office:meta>
</office:document-meta>
</file>